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85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border="1.5pt solid #000000"/>
      <style:paragraph-properties fo:text-align="center" fo:margin-left="0pt"/>
      <style:text-properties fo:color="#ed1c24" style:font-name="Liberation 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style:font-name="Liberation Seri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2" table:default-cell-style-name="ce3"/>
        <table:table-column table:style-name="co2" table:number-columns-repeated="1012" table:default-cell-style-name="ce5"/>
        <table:table-row table:style-name="ro1">
          <table:table-cell table:style-name="ce1" office:value-type="string" calcext:value-type="string">
            <text:p>Custo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hon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describe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viewe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office:value-type="string" calcext:value-type="string">
            <text:p>orderID 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ceiver’s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ype of shipping </text:p>
          </table:table-cell>
          <table:table-cell office:value-type="string" calcext:value-type="string">
            <text:p>type of paying 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Order_detail</text:p>
          </table:table-cell>
          <table:table-cell office:value-type="string" calcext:value-type="string">
            <text:p>orderID 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1" office:value-type="string" calcext:value-type="string">
            <text:p>Shipping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ys for delivery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1" office:value-type="string" calcext:value-type="string">
            <text:p>Shop cart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quantiy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table:style-name="ce1" office:value-type="string" calcext:value-type="string">
            <text:p>Purchase History</text:p>
          </table:table-cell>
          <table:table-cell office:value-type="string" calcext:value-type="string">
            <text:p>userID 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Date of Purchase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9:18.891392328</meta:creation-date>
    <dc:date>2018-05-11T03:25:00.002561455</dc:date>
    <meta:editing-duration>PT3H24M10S</meta:editing-duration>
    <meta:editing-cycles>1</meta:editing-cycles>
    <meta:document-statistic meta:table-count="1" meta:cell-count="51" meta:object-count="0"/>
    <meta:generator>LibreOffice/6.0.3.2$Linux_X86_64 LibreOffice_project/00m0$Build-2</meta:generator>
  </office:meta>
</office:document-meta>
</file>